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32C00000264C9B43D8A.png"/>
  <manifest:file-entry manifest:media-type="image/png" manifest:full-path="Pictures/100002010000032C000002648B61305F.png"/>
  <manifest:file-entry manifest:media-type="image/png" manifest:full-path="Pictures/100002010000032C000002648331CA6F.png"/>
  <manifest:file-entry manifest:media-type="image/png" manifest:full-path="Pictures/100002010000032C000002643212A726.png"/>
  <manifest:file-entry manifest:media-type="image/png" manifest:full-path="Pictures/100002010000032C00000264FA23D1DE.png"/>
  <manifest:file-entry manifest:media-type="image/png" manifest:full-path="Pictures/100002010000032C000002648694E0A5.png"/>
  <manifest:file-entry manifest:media-type="image/png" manifest:full-path="Pictures/100002010000032C0000026453A6A6C8.png"/>
  <manifest:file-entry manifest:media-type="image/png" manifest:full-path="Pictures/100002010000032C00000264182D72FD.png"/>
  <manifest:file-entry manifest:media-type="image/png" manifest:full-path="Pictures/100002010000032C00000264E5F72E6C.png"/>
  <manifest:file-entry manifest:media-type="image/png" manifest:full-path="Pictures/100002010000032C00000264A119E44F.png"/>
  <manifest:file-entry manifest:media-type="image/png" manifest:full-path="Pictures/100002010000032C0000026458DF5B27.png"/>
  <manifest:file-entry manifest:media-type="image/png" manifest:full-path="Pictures/100002010000032C00000264CC1BC85D.png"/>
  <manifest:file-entry manifest:media-type="image/png" manifest:full-path="Pictures/100002010000032C000002645DEB7AD4.png"/>
  <manifest:file-entry manifest:media-type="image/png" manifest:full-path="Pictures/100002010000032C0000026461F52F63.png"/>
  <manifest:file-entry manifest:media-type="image/png" manifest:full-path="Pictures/100002010000032C000002645BD48BB7.png"/>
  <manifest:file-entry manifest:media-type="image/png" manifest:full-path="Pictures/100002010000032C00000264B05CB9D7.png"/>
  <manifest:file-entry manifest:media-type="image/png" manifest:full-path="Pictures/100002010000032C0000026419D28530.png"/>
  <manifest:file-entry manifest:media-type="image/png" manifest:full-path="Pictures/100002010000032C0000026402358EAB.png"/>
  <manifest:file-entry manifest:media-type="image/png" manifest:full-path="Pictures/100002010000032C000002641D29165D.png"/>
  <manifest:file-entry manifest:media-type="image/png" manifest:full-path="Pictures/100002010000032C00000264A52D95A2.png"/>
  <manifest:file-entry manifest:media-type="image/png" manifest:full-path="Pictures/100002010000032C000002649893348B.png"/>
  <manifest:file-entry manifest:media-type="image/png" manifest:full-path="Pictures/100002010000032C0000026455350A4A.png"/>
  <manifest:file-entry manifest:media-type="image/png" manifest:full-path="Pictures/100002010000032C000002643D411913.png"/>
  <manifest:file-entry manifest:media-type="image/png" manifest:full-path="Pictures/100002010000032C00000264C33222DB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80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Standard" style:list-style-name="L1"/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3" text:anchor-type="paragraph" svg:x="0.4626in" svg:y="0.0575in" svg:width="6in" svg:height="4.2701in" draw:z-index="0"><draw:image xlink:href="Pictures/100002010000032C000002645BD48BB7.png" xlink:type="simple" xlink:show="embed" xlink:actuate="onLoad"/></draw:frame><draw:frame draw:style-name="fr1" draw:name="graphics4" text:anchor-type="paragraph" svg:x="0.4626in" svg:y="4.5598in" svg:width="6in" svg:height="4.3in" draw:z-index="1"><draw:image xlink:href="Pictures/100002010000032C0000026453A6A6C8.png" xlink:type="simple" xlink:show="embed" xlink:actuate="onLoad"/></draw:frame></text:p>
      <text:p text:style-name="Standard"/>
      <text:p text:style-name="Standard"><draw:frame draw:style-name="fr1" draw:name="graphics5" text:anchor-type="paragraph" svg:x="0.4626in" svg:y="4.5925in" svg:width="6in" svg:height="4.6402in" draw:z-index="2"><draw:image xlink:href="Pictures/100002010000032C00000264FA23D1DE.png" xlink:type="simple" xlink:show="embed" xlink:actuate="onLoad"/></draw:frame><draw:frame draw:style-name="fr2" draw:name="graphics6" text:anchor-type="paragraph" svg:y="-0.0445in" svg:width="6in" svg:height="4.4598in" draw:z-index="3"><draw:image xlink:href="Pictures/100002010000032C000002648331CA6F.png" xlink:type="simple" xlink:show="embed" xlink:actuate="onLoad"/></draw:frame><text:soft-page-break/></text:p>
      <text:p text:style-name="Standard"/>
      <text:p text:style-name="Standard"><draw:frame draw:style-name="fr1" draw:name="graphics7" text:anchor-type="paragraph" svg:x="0.4626in" svg:y="-0.161in" svg:width="6in" svg:height="4.5201in" draw:z-index="7"><draw:image xlink:href="Pictures/100002010000032C000002641D29165D.png" xlink:type="simple" xlink:show="embed" xlink:actuate="onLoad"/></draw:frame><text:soft-page-break/></text:p>
      <text:p text:style-name="Standard"/>
      <text:p text:style-name="Standard"><draw:frame draw:style-name="fr2" draw:name="graphics8" text:anchor-type="paragraph" svg:y="0in" svg:width="6in" svg:height="4.5201in" draw:z-index="4"><draw:image xlink:href="Pictures/100002010000032C00000264B05CB9D7.png" xlink:type="simple" xlink:show="embed" xlink:actuate="onLoad"/></draw:frame></text:p>
      <text:p text:style-name="Standard"><draw:frame draw:style-name="fr1" draw:name="graphics10" text:anchor-type="paragraph" svg:x="0.5118in" svg:y="4.7909in" svg:width="6in" svg:height="4.5201in" draw:z-index="8"><draw:image xlink:href="Pictures/100002010000032C00000264CC1BC85D.png" xlink:type="simple" xlink:show="embed" xlink:actuate="onLoad"/></draw:frame><text:soft-page-break/></text:p>
      <text:p text:style-name="Standard"><draw:frame draw:style-name="fr1" draw:name="graphics9" text:anchor-type="paragraph" svg:x="0.5035in" svg:y="-0.1382in" svg:width="6in" svg:height="4.5201in" draw:z-index="5"><draw:image xlink:href="Pictures/100002010000032C0000026419D28530.png" xlink:type="simple" xlink:show="embed" xlink:actuate="onLoad"/></draw:frame></text:p>
      <text:p text:style-name="Standard"><draw:frame draw:style-name="fr2" draw:name="graphics11" text:anchor-type="paragraph" svg:y="-0.3071in" svg:width="6in" svg:height="4.5201in" draw:z-index="9"><draw:image xlink:href="Pictures/100002010000032C000002649893348B.png" xlink:type="simple" xlink:show="embed" xlink:actuate="onLoad"/></draw:frame><draw:frame draw:style-name="fr2" draw:name="graphics12" text:anchor-type="paragraph" svg:y="4.5598in" svg:width="6in" svg:height="4.5201in" draw:z-index="6"><draw:image xlink:href="Pictures/100002010000032C00000264C9B43D8A.png" xlink:type="simple" xlink:show="embed" xlink:actuate="onLoad"/></draw:frame><text:soft-page-break/></text:p>
      <text:p text:style-name="Standard"/>
      <text:p text:style-name="Standard"><draw:frame draw:style-name="fr1" draw:name="graphics13" text:anchor-type="paragraph" svg:x="0.4626in" svg:y="-0.2528in" svg:width="6in" svg:height="4.5201in" draw:z-index="10"><draw:image xlink:href="Pictures/100002010000032C00000264C33222DB.png" xlink:type="simple" xlink:show="embed" xlink:actuate="onLoad"/></draw:frame><text:soft-page-break/></text:p>
      <text:p text:style-name="Standard"><draw:frame draw:style-name="fr2" draw:name="graphics14" text:anchor-type="paragraph" svg:y="0.0925in" svg:width="6in" svg:height="4.5201in" draw:z-index="11"><draw:image xlink:href="Pictures/100002010000032C000002643212A726.png" xlink:type="simple" xlink:show="embed" xlink:actuate="onLoad"/></draw:frame></text:p>
      <text:p text:style-name="Standard"><draw:frame draw:style-name="fr2" draw:name="graphics15" text:anchor-type="paragraph" svg:y="-0.3299in" svg:width="6in" svg:height="4.5201in" draw:z-index="13"><draw:image xlink:href="Pictures/100002010000032C0000026402358EAB.png" xlink:type="simple" xlink:show="embed" xlink:actuate="onLoad"/></draw:frame><text:soft-page-break/></text:p>
      <text:p text:style-name="Standard"><draw:frame draw:style-name="fr2" draw:name="graphics16" text:anchor-type="paragraph" svg:y="0.0791in" svg:width="6in" svg:height="4.5201in" draw:z-index="14"><draw:image xlink:href="Pictures/100002010000032C00000264A119E44F.png" xlink:type="simple" xlink:show="embed" xlink:actuate="onLoad"/></draw:frame></text:p>
      <text:p text:style-name="Standard"/>
      <text:p text:style-name="Standard"><draw:frame draw:style-name="fr1" draw:name="graphics17" text:anchor-type="paragraph" svg:x="0.4626in" svg:y="-0.3819in" svg:width="6in" svg:height="4.5201in" draw:z-index="12"><draw:image xlink:href="Pictures/100002010000032C000002648B61305F.png" xlink:type="simple" xlink:show="embed" xlink:actuate="onLoad"/></draw:frame><text:soft-page-break/></text:p>
      <text:p text:style-name="Standard"><draw:frame draw:style-name="fr2" draw:name="graphics18" text:anchor-type="paragraph" svg:y="0.0693in" svg:width="6in" svg:height="4.5201in" draw:z-index="15"><draw:image xlink:href="Pictures/100002010000032C0000026461F52F63.png" xlink:type="simple" xlink:show="embed" xlink:actuate="onLoad"/></draw:frame></text:p>
      <text:p text:style-name="Standard"/>
      <text:p text:style-name="Standard"><draw:frame draw:style-name="fr2" draw:name="graphics19" text:anchor-type="paragraph" svg:y="-0.2465in" svg:width="6in" svg:height="4.5201in" draw:z-index="16"><draw:image xlink:href="Pictures/100002010000032C000002643D411913.png" xlink:type="simple" xlink:show="embed" xlink:actuate="onLoad"/></draw:frame><draw:frame draw:style-name="fr2" draw:name="graphics20" text:anchor-type="paragraph" svg:y="4.6181in" svg:width="6in" svg:height="4.5201in" draw:z-index="17"><draw:image xlink:href="Pictures/100002010000032C00000264E5F72E6C.png" xlink:type="simple" xlink:show="embed" xlink:actuate="onLoad"/></draw:frame><text:soft-page-break/></text:p>
      <text:p text:style-name="Standard"/>
      <text:p text:style-name="Standard"><draw:frame draw:style-name="fr1" draw:name="graphics21" text:anchor-type="paragraph" svg:x="0.4626in" svg:y="-0.2146in" svg:width="6in" svg:height="4.5201in" draw:z-index="18"><draw:image xlink:href="Pictures/100002010000032C0000026458DF5B27.png" xlink:type="simple" xlink:show="embed" xlink:actuate="onLoad"/></draw:frame><text:soft-page-break/></text:p>
      <text:p text:style-name="Standard"/>
      <text:p text:style-name="Standard"><draw:frame draw:style-name="fr2" draw:name="graphics22" text:anchor-type="paragraph" svg:y="0.0071in" svg:width="6in" svg:height="4.5201in" draw:z-index="19"><draw:image xlink:href="Pictures/100002010000032C00000264A52D95A2.png" xlink:type="simple" xlink:show="embed" xlink:actuate="onLoad"/></draw:frame></text:p>
      <text:p text:style-name="Standard"><draw:frame draw:style-name="fr2" draw:name="graphics23" text:anchor-type="paragraph" svg:y="-0.2425in" svg:width="6in" svg:height="4.5201in" draw:z-index="20"><draw:image xlink:href="Pictures/100002010000032C00000264182D72FD.png" xlink:type="simple" xlink:show="embed" xlink:actuate="onLoad"/></draw:frame><text:soft-page-break/></text:p>
      <text:p text:style-name="Standard"><draw:frame draw:style-name="fr2" draw:name="graphics24" text:anchor-type="paragraph" svg:y="0.0244in" svg:width="6in" svg:height="4.5201in" draw:z-index="21"><draw:image xlink:href="Pictures/100002010000032C000002645DEB7AD4.png" xlink:type="simple" xlink:show="embed" xlink:actuate="onLoad"/></draw:frame></text:p>
      <text:p text:style-name="Standard"/>
      <text:p text:style-name="Standard"><draw:frame draw:style-name="fr1" draw:name="graphics25" text:anchor-type="paragraph" svg:x="0.4626in" svg:y="-0.2929in" svg:width="6in" svg:height="4.5201in" draw:z-index="22"><draw:image xlink:href="Pictures/100002010000032C0000026455350A4A.png" xlink:type="simple" xlink:show="embed" xlink:actuate="onLoad"/></draw:frame><text:soft-page-break/></text:p>
      <text:p text:style-name="Standard"><draw:frame draw:style-name="fr2" draw:name="graphics26" text:anchor-type="paragraph" svg:y="-0.0047in" svg:width="6in" svg:height="4.5201in" draw:z-index="23"><draw:image xlink:href="Pictures/100002010000032C000002648694E0A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uan Garcia</meta:initial-creator>
    <meta:creation-date>2009-11-01T23:18:20</meta:creation-date>
    <dc:date>2009-11-02T11:00:24</dc:date>
    <dc:creator>Juan Garcia</dc:creator>
    <meta:editing-duration>PT01H08M07S</meta:editing-duration>
    <meta:editing-cycles>9</meta:editing-cycles>
    <meta:generator>OpenOffice.org/3.1$Unix OpenOffice.org_project/310m19$Build-9420</meta:generator>
    <meta:document-statistic meta:table-count="0" meta:image-count="24" meta:object-count="0" meta:page-count="12" meta:paragraph-count="0" meta:word-count="0" meta:character-count="0"/>
  </office:meta>
</office:document-meta>
</file>